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26f8e"/>
    </style:style>
    <style:style style:name="P2" style:family="paragraph" style:parent-style-name="Heading_20_2">
      <style:paragraph-properties fo:margin-left="0in" fo:margin-right="0in" fo:text-indent="0in" style:auto-text-indent="false"/>
    </style:style>
    <style:style style:name="P3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1f2328" style:font-name="apple-system" fo:letter-spacing="normal" fo:font-style="normal" fo:font-weight="normal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Heading_20_2">
      <style:paragraph-properties fo:margin-top="0in" fo:margin-bottom="0.1665in" loext:contextual-spacing="false" fo:orphans="2" fo:widows="2"/>
      <style:text-properties fo:font-variant="normal" fo:text-transform="none" fo:color="#1f2328" style:font-name="apple-system" fo:font-size="16pt" fo:letter-spacing="normal" fo:font-style="normal" fo:font-weight="normal" style:font-size-asian="16pt" style:font-size-complex="16pt"/>
    </style:style>
    <style:style style:name="P6" style:family="paragraph" style:parent-style-name="Heading_20_3">
      <style:text-properties officeooo:paragraph-rsid="00126f8e"/>
    </style:style>
    <style:style style:name="P7" style:family="paragraph" style:parent-style-name="Standard">
      <style:text-properties officeooo:paragraph-rsid="00126f8e"/>
    </style:style>
    <style:style style:name="P8" style:family="paragraph" style:parent-style-name="Heading_20_2">
      <style:paragraph-properties fo:margin-top="0in" fo:margin-bottom="0.1665in" loext:contextual-spacing="false" fo:orphans="2" fo:widows="2"/>
      <style:text-properties fo:font-variant="normal" fo:text-transform="none" fo:color="#1f2328" style:font-name="apple-system" fo:font-size="12pt" fo:letter-spacing="normal" fo:font-style="normal" fo:font-weight="normal"/>
    </style:style>
    <style:style style:name="P9" style:family="paragraph" style:parent-style-name="Heading_20_2">
      <style:paragraph-properties fo:margin-top="0in" fo:margin-bottom="0.1665in" loext:contextual-spacing="false" fo:orphans="2" fo:widows="2"/>
      <style:text-properties fo:font-variant="normal" fo:text-transform="none" fo:color="#1f2328" style:text-line-through-style="none" style:text-line-through-type="none" style:font-name="apple-system" fo:font-size="16pt" fo:letter-spacing="normal" fo:font-style="normal" style:text-underline-style="none" fo:font-weight="normal" style:text-blinking="false" fo:background-color="transparent"/>
    </style:style>
    <style:style style:name="P10" style:family="paragraph" style:parent-style-name="Standard">
      <style:text-properties officeooo:paragraph-rsid="00126f8e"/>
    </style:style>
    <style:style style:name="P11" style:family="paragraph" style:parent-style-name="Text_20_body" style:list-style-name="L1">
      <style:paragraph-properties fo:margin-top="0in" fo:margin-bottom="0.1665in" loext:contextual-spacing="false" fo:orphans="2" fo:widows="2"/>
    </style:style>
    <style:style style:name="P12" style:family="paragraph" style:parent-style-name="Text_20_body" style:list-style-name="L2">
      <style:paragraph-properties fo:margin-top="0in" fo:margin-bottom="0.1665in" loext:contextual-spacing="false" fo:orphans="2" fo:widows="2"/>
    </style:style>
    <style:style style:name="P13" style:family="paragraph" style:parent-style-name="Text_20_body" style:list-style-name="L3">
      <style:paragraph-properties fo:margin-top="0in" fo:margin-bottom="0.1665in" loext:contextual-spacing="false" fo:orphans="2" fo:widows="2"/>
    </style:style>
    <style:style style:name="P14" style:family="paragraph" style:parent-style-name="Text_20_body" style:list-style-name="L4">
      <style:paragraph-properties fo:margin-top="0in" fo:margin-bottom="0.1665in" loext:contextual-spacing="false" fo:orphans="2" fo:widows="2"/>
    </style:style>
    <style:style style:name="P15" style:family="paragraph" style:parent-style-name="Text_20_body" style:list-style-name="L5">
      <style:paragraph-properties fo:margin-top="0in" fo:margin-bottom="0.1665in" loext:contextual-spacing="false" fo:orphans="2" fo:widows="2"/>
    </style:style>
    <style:style style:name="P16" style:family="paragraph" style:parent-style-name="Text_20_body" style:list-style-name="L6">
      <style:paragraph-properties fo:margin-top="0in" fo:margin-bottom="0.1665in" loext:contextual-spacing="false" fo:orphans="2" fo:widows="2"/>
    </style:style>
    <style:style style:name="P17" style:family="paragraph" style:parent-style-name="Text_20_body" style:list-style-name="L7">
      <style:paragraph-properties fo:margin-top="0in" fo:margin-bottom="0.1665in" loext:contextual-spacing="false" fo:orphans="2" fo:widows="2"/>
    </style:style>
    <style:style style:name="P18" style:family="paragraph" style:parent-style-name="Text_20_body" style:list-style-name="L8">
      <style:paragraph-properties fo:margin-top="0in" fo:margin-bottom="0.1665in" loext:contextual-spacing="false" fo:orphans="2" fo:widows="2"/>
    </style:style>
    <style:style style:name="P19" style:family="paragraph" style:parent-style-name="Text_20_body" style:list-style-name="L9">
      <style:paragraph-properties fo:margin-top="0in" fo:margin-bottom="0.1665in" loext:contextual-spacing="false" fo:orphans="2" fo:widows="2"/>
    </style:style>
    <style:style style:name="P20" style:family="paragraph" style:parent-style-name="Text_20_body" style:list-style-name="L10">
      <style:paragraph-properties fo:margin-top="0in" fo:margin-bottom="0.1665in" loext:contextual-spacing="false" fo:orphans="2" fo:widows="2"/>
    </style:style>
    <style:style style:name="P21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1f2328" style:font-name="apple-system" fo:font-size="12pt" fo:letter-spacing="normal" fo:font-style="normal" fo:font-weight="normal"/>
    </style:style>
    <style:style style:name="P22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1f2328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4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5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6" style:family="paragraph" style:parent-style-name="Text_20_body" style:list-style-name="L9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T1" style:family="text">
      <style:text-properties fo:font-size="16pt" officeooo:rsid="00126f8e" style:font-size-asian="16pt" style:font-size-complex="16pt"/>
    </style:style>
    <style:style style:name="T2" style:family="text">
      <style:text-properties fo:font-variant="normal" fo:text-transform="none" fo:color="#1f2328" style:font-name="apple-system" fo:font-size="16pt" fo:letter-spacing="normal" fo:font-style="normal" fo:font-weight="normal" officeooo:rsid="00126f8e" style:font-size-asian="16pt" style:font-size-complex="16pt"/>
    </style:style>
    <style:style style:name="T3" style:family="text">
      <style:text-properties fo:font-variant="normal" fo:text-transform="none" fo:color="#1f2328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1f2328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1f2328" style:font-name="ui-monospace" fo:font-size="9.75pt" fo:letter-spacing="normal" fo:font-style="normal" fo:font-weight="normal" loext:padding="0in" loext:border="none"/>
    </style:style>
    <style:style style:name="T6" style:family="text">
      <style:text-properties style:font-size-asian="16pt" style:font-size-complex="16pt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2">Composer</text:span></text:span></text:h>
      <text:list xml:id="list3283990666" text:style-name="L1">
        <text:list-item>
          <text:p text:style-name="P11"><text:a xlink:type="simple" xlink:href="https://getcomposer.org/" text:style-name="Internet_20_link" text:visited-style-name="Visited_20_Internet_20_Link">Official Website</text:a><text:span text:style-name="T4"> </text:span></text:p>
        </text:list-item>
        <text:list-item>
          <text:p text:style-name="P11"><text:a xlink:type="simple" xlink:href="https://github.com/composer/composer" text:style-name="Internet_20_link" text:visited-style-name="Visited_20_Internet_20_Link">Github</text:a><text:span text:style-name="T4"> </text:span></text:p>
        </text:list-item>
        <text:list-item>
          <text:p text:style-name="P11"><text:a xlink:type="simple" xlink:href="https://github.com/composer/composer/issues" text:style-name="Internet_20_link" text:visited-style-name="Visited_20_Internet_20_Link">Issues</text:a><text:span text:style-name="T4"> </text:span></text:p>
        </text:list-item>
        <text:list-item>
          <text:p text:style-name="P11"><text:a xlink:type="simple" xlink:href="https://github.com/composer/composer/tree/HEAD/src/Composer" text:style-name="Internet_20_link" text:visited-style-name="Visited_20_Internet_20_Link">Source</text:a><text:span text:style-name="T4"> </text:span></text:p>
        </text:list-item>
        <text:list-item>
          <text:p text:style-name="P11"><text:a xlink:type="simple" xlink:href="https://getcomposer.org/doc/" text:style-name="Internet_20_link" text:visited-style-name="Visited_20_Internet_20_Link">Documentation</text:a><text:span text:style-name="T4"> </text:span></text:p>
        </text:list-item>
        <text:list-item>
          <text:p text:style-name="P11"><text:a xlink:type="simple" xlink:href="https://getcomposer.org/doc/00-intro.md" text:style-name="Internet_20_link" text:visited-style-name="Visited_20_Internet_20_Link">Getting Started Guide and Installation Instructions</text:a><text:span text:style-name="T4"> </text:span></text:p>
        </text:list-item>
        <text:list-item>
          <text:p text:style-name="P11"><text:a xlink:type="simple" xlink:href="https://packagist.org/" text:style-name="Internet_20_link" text:visited-style-name="Visited_20_Internet_20_Link">Find Packages on Packagist</text:a><text:span text:style-name="T4"> </text:span></text:p>
        </text:list-item>
        <text:list-item>
          <text:p text:style-name="P23"><text:a xlink:type="simple" xlink:href="https://composer.json.jolicode.com/" text:style-name="Internet_20_link" text:visited-style-name="Visited_20_Internet_20_Link">CheatSheet</text:a><text:span text:style-name="T4"> </text:span><text:span text:style-name="T3">- Overview of CLI commands and </text:span><text:span text:style-name="Source_20_Text"><text:span text:style-name="T5">composer.json </text:span></text:span><text:span text:style-name="T3">schema.</text:span></text:p>
        </text:list-item>
        <text:list-item>
          <text:p text:style-name="P11"><text:a xlink:type="simple" xlink:href="https://github.com/composer/installers" text:style-name="Internet_20_link" text:visited-style-name="Visited_20_Internet_20_Link">Composer Installers</text:a><text:span text:style-name="T4"> </text:span><text:span text:style-name="T3">- Composer installers for multiple frameworks.</text:span></text:p>
        </text:list-item>
      </text:list>
      <text:h text:style-name="P8" text:outline-level="2"/>
      <text:h text:style-name="P5" text:outline-level="2">Plugins</text:h>
      <text:list xml:id="list882979255" text:style-name="L2">
        <text:list-item>
          <text:p text:style-name="P12"><text:a xlink:type="simple" xlink:href="https://getcomposer.org/doc/articles/plugins.md" text:style-name="Internet_20_link" text:visited-style-name="Visited_20_Internet_20_Link">Documentation for Plugins</text:a><text:span text:style-name="T4"> </text:span><text:span text:style-name="T3">- This offical documentation is good starting point, when writing a Composer plugin.</text:span></text:p>
        </text:list-item>
        <text:list-item>
          <text:p text:style-name="P12"><text:a xlink:type="simple" xlink:href="https://github.com/fxpio/composer-asset-plugin" text:style-name="Internet_20_link" text:visited-style-name="Visited_20_Internet_20_Link">Composer-Asset-Plugin</text:a><text:span text:style-name="T4"> </text:span><text:span text:style-name="T3">- A npm/Bower Dependencies Manager for Composer.</text:span></text:p>
        </text:list-item>
        <text:list-item>
          <text:p text:style-name="P12"><text:a xlink:type="simple" xlink:href="https://github.com/naderman/composer-aws" text:style-name="Internet_20_link" text:visited-style-name="Visited_20_Internet_20_Link">Composer-AWS</text:a><text:span text:style-name="T4"> </text:span><text:span text:style-name="T3">- The plugin loads repository data and downloads packages from Amazon S3 (with authentication support for private repositories).</text:span></text:p>
        </text:list-item>
        <text:list-item>
          <text:p text:style-name="P12"><text:a xlink:type="simple" xlink:href="https://github.com/bamarni/composition" text:style-name="Internet_20_link" text:visited-style-name="Visited_20_Internet_20_Link">Composer-Composition</text:a><text:span text:style-name="T4"> </text:span><text:span text:style-name="T3">- Provides an API, for checking your environment at runtime.</text:span></text:p>
        </text:list-item>
        <text:list-item>
          <text:p text:style-name="P12"><text:a xlink:type="simple" xlink:href="https://github.com/nfreear/composer-suggest" text:style-name="Internet_20_link" text:visited-style-name="Visited_20_Internet_20_Link">Composer-Suggest</text:a><text:span text:style-name="T4"> </text:span><text:span text:style-name="T3">- Enables you to install a custom group of suggested packages, based on keyword patterns.</text:span></text:p>
        </text:list-item>
        <text:list-item>
          <text:p text:style-name="P12"><text:a xlink:type="simple" xlink:href="https://github.com/Soullivaneuh/composer-versions-check" text:style-name="Internet_20_link" text:visited-style-name="Visited_20_Internet_20_Link">Composer-Versions-Check</text:a><text:span text:style-name="T4"> </text:span><text:span text:style-name="T3">- Shows outdated packages from last major versions after using the update command (showing "Latest is vX.Y.Z").</text:span></text:p>
        </text:list-item>
        <text:list-item>
          <text:p text:style-name="P12"><text:a xlink:type="simple" xlink:href="https://github.com/pyrech/composer-changelogs" text:style-name="Internet_20_link" text:visited-style-name="Visited_20_Internet_20_Link">Composer-Changelogs</text:a><text:span text:style-name="T4"> </text:span><text:span text:style-name="T3">- Provides a summary of the updates with links to changelog/releasenote/tag. The output is ready to be pasted into the commit message when updating the composer.lock file.</text:span></text:p>
        </text:list-item>
        <text:list-item>
          <text:p text:style-name="P24"><text:a xlink:type="simple" xlink:href="https://github.com/wikimedia/composer-merge-plugin" text:style-name="Internet_20_link" text:visited-style-name="Visited_20_Internet_20_Link">Composer-Merge-Plugin</text:a><text:span text:style-name="T4"> </text:span><text:span text:style-name="T3">- Merges multiple </text:span><text:span text:style-name="Source_20_Text"><text:span text:style-name="T5">composer.json</text:span></text:span><text:span text:style-name="T3"> files at Composer runtime.</text:span></text:p>
        </text:list-item>
        <text:list-item>
          <text:p text:style-name="P12"><text:a xlink:type="simple" xlink:href="https://github.com/bamarni/composer-bin-plugin" text:style-name="Internet_20_link" text:visited-style-name="Visited_20_Internet_20_Link">Composer-Bin-Plugin</text:a><text:span text:style-name="T4"> </text:span><text:span text:style-name="T3">- Adds support for managing dependencies for multiple packages in a single repository or isolate bin dependencies.</text:span></text:p>
        </text:list-item>
        <text:list-item>
          <text:p text:style-name="P12"><text:soft-page-break/><text:a xlink:type="simple" xlink:href="https://github.com/theofidry/composer-inheritance-plugin" text:style-name="Internet_20_link" text:visited-style-name="Visited_20_Internet_20_Link">Composer-Inheritance-Plugin</text:a><text:span text:style-name="T4"> </text:span><text:span text:style-name="T3">- Opinionated version of Wikimedia composer-merge-plugin to work in pair with Bamarni composer-bin-plugin.</text:span></text:p>
        </text:list-item>
        <text:list-item>
          <text:p text:style-name="P12"><text:a xlink:type="simple" xlink:href="https://github.com/beberlei/composer-monorepo-plugin" text:style-name="Internet_20_link" text:visited-style-name="Visited_20_Internet_20_Link">Composer-MonoRepo-Plugin</text:a><text:span text:style-name="T4"> </text:span><text:span text:style-name="T3">- The plugin helps to manage dependencies for multiple packages in a single repository.</text:span></text:p>
        </text:list-item>
        <text:list-item>
          <text:p text:style-name="P12"><text:a xlink:type="simple" xlink:href="https://github.com/netresearch/composer-patches-plugin" text:style-name="Internet_20_link" text:visited-style-name="Visited_20_Internet_20_Link">Composer-Patches-Plugin</text:a><text:span text:style-name="T4"> </text:span><text:span text:style-name="T3">- Enables you to provide patches for any package from any package. When the dependency is fetched, the patch is applied on top.</text:span></text:p>
        </text:list-item>
        <text:list-item>
          <text:p text:style-name="P12"><text:a xlink:type="simple" xlink:href="https://github.com/cweagans/composer-patches" text:style-name="Internet_20_link" text:visited-style-name="Visited_20_Internet_20_Link">Composer-Patches</text:a><text:span text:style-name="T4"> </text:span><text:span text:style-name="T3">- The plugin applies a patch from a local or remote file to any required package.</text:span></text:p>
        </text:list-item>
        <text:list-item>
          <text:p text:style-name="P12"><text:a xlink:type="simple" xlink:href="https://github.com/vaimo/composer-patches" text:style-name="Internet_20_link" text:visited-style-name="Visited_20_Internet_20_Link">Composer-Patches</text:a><text:span text:style-name="T4"> </text:span><text:span text:style-name="T3">- Applies a patch from a local or remote file to any package that is part of a given composer project.</text:span></text:p>
        </text:list-item>
        <text:list-item>
          <text:p text:style-name="P12"><text:a xlink:type="simple" xlink:href="https://github.com/mageops/php-composer-plugin-patchset" text:style-name="Internet_20_link" text:visited-style-name="Visited_20_Internet_20_Link">Composer-Patchset</text:a><text:span text:style-name="T4"> </text:span><text:span text:style-name="T3">- Automatically fetch, update and apply patches to any composer package with a twist - store the patchset as a composer package itself.</text:span></text:p>
        </text:list-item>
        <text:list-item>
          <text:p text:style-name="P12"><text:a xlink:type="simple" xlink:href="https://github.com/Webysther/composer-plugin-qa" text:style-name="Internet_20_link" text:visited-style-name="Visited_20_Internet_20_Link">Composer-Plugin-QA</text:a><text:span text:style-name="T4"> </text:span><text:span text:style-name="T3">- Comprehensive Plugin for composer to execute PHP Quality assurance Tools.</text:span></text:p>
        </text:list-item>
        <text:list-item>
          <text:p text:style-name="P12"><text:a xlink:type="simple" xlink:href="https://github.com/barryvdh/composer-cleanup-plugin" text:style-name="Internet_20_link" text:visited-style-name="Visited_20_Internet_20_Link">Composer-Cleanup-Plugin</text:a><text:span text:style-name="T4"> </text:span><text:span text:style-name="T3">- Removes tests &amp; documentation folders from the vendor dir.</text:span></text:p>
        </text:list-item>
        <text:list-item>
          <text:p text:style-name="P12"><text:a xlink:type="simple" xlink:href="https://github.com/dg/composer-cleaner" text:style-name="Internet_20_link" text:visited-style-name="Visited_20_Internet_20_Link">Composer-Cleaner</text:a><text:span text:style-name="T4"> </text:span><text:span text:style-name="T3">- The tool removes unnecessary files and directories from the vendor directory.</text:span></text:p>
        </text:list-item>
        <text:list-item>
          <text:p text:style-name="P24"><text:a xlink:type="simple" xlink:href="https://github.com/lichunqiang/composer-ignore-plugin" text:style-name="Internet_20_link" text:visited-style-name="Visited_20_Internet_20_Link">Composer-Ignore-Plugin</text:a><text:span text:style-name="T4"> </text:span><text:span text:style-name="T3">- Enables you to remove files and folders from the vendor folder (to make a cleaner and smaller deployment to production). It's an alternative to </text:span><text:span text:style-name="Source_20_Text"><text:span text:style-name="T5">.gitattributes</text:span></text:span><text:span text:style-name="T3">.</text:span></text:p>
        </text:list-item>
        <text:list-item>
          <text:p text:style-name="P24"><text:a xlink:type="simple" xlink:href="https://github.com/liborm85/composer-vendor-cleaner" text:style-name="Internet_20_link" text:visited-style-name="Visited_20_Internet_20_Link"><text:span text:style-name="T4">Composer-Vendor-Cleaner</text:span></text:a><text:span text:style-name="T3"> - Plugin removes unnecessary development files and directories from </text:span><text:span text:style-name="Source_20_Text"><text:span text:style-name="T5">vendor</text:span></text:span><text:span text:style-name="T3"> directory by glob pattern syntax.</text:span></text:p>
        </text:list-item>
        <text:list-item>
          <text:p text:style-name="P12"><text:a xlink:type="simple" xlink:href="https://github.com/ssx/skrub" text:style-name="Internet_20_link" text:visited-style-name="Visited_20_Internet_20_Link">Composer-Skrub</text:a><text:span text:style-name="T4"> </text:span><text:span text:style-name="T3">- The plugin helps to remove junk from Composer installations and trim build sizes.</text:span></text:p>
        </text:list-item>
        <text:list-item>
          <text:p text:style-name="P12"><text:a xlink:type="simple" xlink:href="https://github.com/drupal/core-vendor-hardening" text:style-name="Internet_20_link" text:visited-style-name="Visited_20_Internet_20_Link">Drupal Vendor Hardening Composer Plugin</text:a><text:span text:style-name="T4"> </text:span><text:span text:style-name="T3">- Removes extraneous directories from the project's vendor directory &amp; adds .htaccess and web.config files to the root of the project's vendor directory.</text:span></text:p>
        </text:list-item>
        <text:list-item>
          <text:p text:style-name="P12"><text:a xlink:type="simple" xlink:href="https://github.com/Letudiant/composer-shared-package-plugin" text:style-name="Internet_20_link" text:visited-style-name="Visited_20_Internet_20_Link">Composer-Shared-Package-Plugin</text:a><text:span text:style-name="T4"> </text:span><text:span text:style-name="T3">- Allows you to share selected packages between your projects by creating symlinks.</text:span></text:p>
        </text:list-item>
        <text:list-item>
          <text:p text:style-name="P12"><text:a xlink:type="simple" xlink:href="https://github.com/e-picas/composer-symlinker" text:style-name="Internet_20_link" text:visited-style-name="Visited_20_Internet_20_Link">Composer-Symlinker</text:a><text:span text:style-name="T4"> </text:span><text:span text:style-name="T3">- Enables you to load packages from different directories (instead of loading them from /vendor).</text:span></text:p>
        </text:list-item>
        <text:list-item>
          <text:p text:style-name="P24"><text:a xlink:type="simple" xlink:href="https://github.com/hirak/prestissimo" text:style-name="Internet_20_link" text:visited-style-name="Visited_20_Internet_20_Link">Prestissimo</text:a><text:span text:style-name="T4"> </text:span><text:span text:style-name="T3">- A parallel downloader using </text:span><text:span text:style-name="Source_20_Text"><text:span text:style-name="T5">phpext_curl</text:span></text:span><text:span text:style-name="T3">.</text:span></text:p>
        </text:list-item>
        <text:list-item>
          <text:p text:style-name="P24"><text:soft-page-break/><text:a xlink:type="simple" xlink:href="https://github.com/ngyuki/composer-curl-plugin" text:style-name="Internet_20_link" text:visited-style-name="Visited_20_Internet_20_Link"><text:span text:style-name="T4">Composer-Curl-Plugin</text:span></text:a><text:span text:style-name="T3"> - The plugin uses </text:span><text:span text:style-name="Source_20_Text"><text:span text:style-name="T5">phpext_curl</text:span></text:span><text:span text:style-name="T3"> for downloading packages.</text:span></text:p>
        </text:list-item>
        <text:list-item>
          <text:p text:style-name="P12"><text:a xlink:type="simple" xlink:href="https://github.com/mnsami/composer-custom-directory-installer" text:style-name="Internet_20_link" text:visited-style-name="Visited_20_Internet_20_Link">Composer-Custom-Directory-Installer</text:a><text:span text:style-name="T4"> </text:span><text:span text:style-name="T3">- A composer plugin, to install different types of composer packages in custom directories outside the default composer installation path (vendor folder).</text:span></text:p>
        </text:list-item>
        <text:list-item>
          <text:p text:style-name="P12"><text:a xlink:type="simple" xlink:href="https://packagist.org/packages/jms/composer-deps-analyzer" text:style-name="Internet_20_link" text:visited-style-name="Visited_20_Internet_20_Link">Composer-Dependency-Analyzer</text:a><text:span text:style-name="T4"> </text:span><text:span text:style-name="T3">- Allows you to build a dependency graph for an installed composer project.</text:span></text:p>
        </text:list-item>
        <text:list-item>
          <text:p text:style-name="P24"><text:a xlink:type="simple" xlink:href="https://github.com/clue/graph-composer" text:style-name="Internet_20_link" text:visited-style-name="Visited_20_Internet_20_Link">Graph-Composer</text:a><text:span text:style-name="T4"> </text:span><text:span text:style-name="T3">- Provides a graph visualization for your project's </text:span><text:span text:style-name="Source_20_Text"><text:span text:style-name="T5">composer.json</text:span></text:span><text:span text:style-name="T3"> and its dependencies.</text:span></text:p>
        </text:list-item>
        <text:list-item>
          <text:p text:style-name="P12"><text:a xlink:type="simple" xlink:href="https://github.com/Ocramius/PackageVersions" text:style-name="Internet_20_link" text:visited-style-name="Visited_20_Internet_20_Link"><text:span text:style-name="T4">PackageVersions</text:span></text:a><text:span text:style-name="T3"> - Provides a very quick and easy access to installed composer dependency versions.</text:span></text:p>
        </text:list-item>
        <text:list-item>
          <text:p text:style-name="P12"><text:a xlink:type="simple" xlink:href="https://github.com/composer/package-versions-deprecated" text:style-name="Internet_20_link" text:visited-style-name="Visited_20_Internet_20_Link">PackageVersions Deprecated</text:a><text:span text:style-name="T4"> </text:span><text:span text:style-name="T3">- Is a fork of Ocramius/PackageVersions providing compatibility with Composer 1 and 2 on PHP 7+.</text:span></text:p>
        </text:list-item>
        <text:list-item>
          <text:p text:style-name="P12"><text:a xlink:type="simple" xlink:href="https://github.com/mindplay-dk/composer-locator" text:style-name="Internet_20_link" text:visited-style-name="Visited_20_Internet_20_Link">Composer-Locator</text:a><text:span text:style-name="T4"> </text:span><text:span text:style-name="T3">- Provides a means of locating the installation path for a given Composer package name.</text:span></text:p>
        </text:list-item>
        <text:list-item>
          <text:p text:style-name="P12"><text:a xlink:type="simple" xlink:href="https://github.com/ThaDafinser/PackageInfo" text:style-name="Internet_20_link" text:visited-style-name="Visited_20_Internet_20_Link">PackageInfo</text:a><text:span text:style-name="T4"> </text:span><text:span text:style-name="T3">- Enables you to retrieve all package informations (like version, tag, release date, description).</text:span></text:p>
        </text:list-item>
        <text:list-item>
          <text:p text:style-name="P12"><text:a xlink:type="simple" xlink:href="https://github.com/BrainMaestro/composer-git-hooks" text:style-name="Internet_20_link" text:visited-style-name="Visited_20_Internet_20_Link">Composer-Git-Hooks</text:a><text:span text:style-name="T4"> </text:span><text:span text:style-name="T3">- A library for easily managing git hooks in your composer config.</text:span></text:p>
        </text:list-item>
        <text:list-item>
          <text:p text:style-name="P12"><text:a xlink:type="simple" xlink:href="https://github.com/symfony/flex" text:style-name="Internet_20_link" text:visited-style-name="Visited_20_Internet_20_Link">Symfony-Flex</text:a><text:span text:style-name="T4"> </text:span><text:span text:style-name="T3">- Provides </text:span><text:a xlink:type="simple" xlink:href="https://github.com/symfony/recipes" text:style-name="Internet_20_link" text:visited-style-name="Visited_20_Internet_20_Link"><text:span text:style-name="T4">recipe-based</text:span></text:a><text:span text:style-name="T3"> installation and configuration management for Symfony packages.</text:span></text:p>
        </text:list-item>
        <text:list-item>
          <text:p text:style-name="P12"><text:a xlink:type="simple" xlink:href="https://github.com/narrowspark/automatic" text:style-name="Internet_20_link" text:visited-style-name="Visited_20_Internet_20_Link">Narrowspark-Automatic</text:a><text:span text:style-name="T4"> </text:span><text:span text:style-name="T3">- Automates the most common tasks of applications, boost package downloads, adds a composer security audit and more.</text:span></text:p>
        </text:list-item>
        <text:list-item>
          <text:p text:style-name="P12"><text:a xlink:type="simple" xlink:href="https://github.com/DealerDirect/phpcodesniffer-composer-installer" text:style-name="Internet_20_link" text:visited-style-name="Visited_20_Internet_20_Link">PHPCodeSniffer-Composer-Installer</text:a><text:span text:style-name="T4"> </text:span><text:span text:style-name="T3">- The plugin enables you to install </text:span><text:a xlink:type="simple" xlink:href="https://github.com/squizlabs/PHP_CodeSniffer" text:style-name="Internet_20_link" text:visited-style-name="Visited_20_Internet_20_Link"><text:span text:style-name="T4">PHP_CodeSniffer</text:span></text:a><text:span text:style-name="T3"> coding standards (rulesets).</text:span></text:p>
        </text:list-item>
        <text:list-item>
          <text:p text:style-name="P24"><text:a xlink:type="simple" xlink:href="https://github.com/jderusse/composer-warmup" text:style-name="Internet_20_link" text:visited-style-name="Visited_20_Internet_20_Link">Composer-Warmup</text:a><text:span text:style-name="T4"> </text:span><text:span text:style-name="T3">- The plugin adds the command </text:span><text:span text:style-name="Source_20_Text"><text:span text:style-name="T5">warmup-opcode</text:span></text:span><text:span text:style-name="T3"> to Composer, which triggers the compilation of all PHP files discovered in your project into the Opcache.</text:span></text:p>
        </text:list-item>
        <text:list-item>
          <text:p text:style-name="P12"><text:a xlink:type="simple" xlink:href="https://github.com/fxpio/foxy" text:style-name="Internet_20_link" text:visited-style-name="Visited_20_Internet_20_Link"><text:span text:style-name="T4">Foxy</text:span></text:a><text:span text:style-name="T3"> - Composer plugin that executes npm/yarn packages installation operations, when composer package is installed or updated.</text:span></text:p>
        </text:list-item>
        <text:list-item>
          <text:p text:style-name="P12"><text:a xlink:type="simple" xlink:href="https://github.com/thecodingmachine/nodejs-installer" text:style-name="Internet_20_link" text:visited-style-name="Visited_20_Internet_20_Link">NodeJS-Installer</text:a><text:span text:style-name="T4"> </text:span><text:span text:style-name="T3">- Installer for NodeJS and npm.</text:span></text:p>
        </text:list-item>
        <text:list-item>
          <text:p text:style-name="P12"><text:a xlink:type="simple" xlink:href="https://github.com/mariusbuescher/node-composer" text:style-name="Internet_20_link" text:visited-style-name="Visited_20_Internet_20_Link">Node-Composer</text:a><text:span text:style-name="T4"> </text:span><text:span text:style-name="T3">- Installer for NodeJS, npm and yarn.</text:span></text:p>
        </text:list-item>
        <text:list-item>
          <text:p text:style-name="P12"><text:a xlink:type="simple" xlink:href="https://github.com/typisttech/imposter-plugin" text:style-name="Internet_20_link" text:visited-style-name="Visited_20_Internet_20_Link">Imposter-Plugin</text:a><text:span text:style-name="T4"> </text:span><text:span text:style-name="T3">- Wrapping all composer vendor packages inside your own namespace. Intended for WordPress plugins.</text:span></text:p>
        </text:list-item>
        <text:list-item>
          <text:p text:style-name="P24"><text:soft-page-break/><text:a xlink:type="simple" xlink:href="https://github.com/Ayesh/Composer-Preload" text:style-name="Internet_20_link" text:visited-style-name="Visited_20_Internet_20_Link">Composer Preload</text:a><text:span text:style-name="T4"> </text:span><text:span text:style-name="T3">- The plugin generates a </text:span><text:span text:style-name="Source_20_Text"><text:span text:style-name="T5">vendor/preload.php</text:span></text:span><text:span text:style-name="T3"> file to warm up the Opcache.</text:span></text:p>
        </text:list-item>
        <text:list-item>
          <text:p text:style-name="P12"><text:a xlink:type="simple" xlink:href="https://github.com/krakphp/php-inc" text:style-name="Internet_20_link" text:visited-style-name="Visited_20_Internet_20_Link">PHP Inc</text:a><text:span text:style-name="T4"> </text:span><text:span text:style-name="T3">- Automatically includes files for autoload and autoload-dev to facilitate using functions and grouped definitions within composer loaded applications.</text:span></text:p>
        </text:list-item>
        <text:list-item>
          <text:p text:style-name="P12"><text:a xlink:type="simple" xlink:href="https://github.com/slince/composer-registry-manager" text:style-name="Internet_20_link" text:visited-style-name="Visited_20_Internet_20_Link">Composer Registry Manager</text:a><text:span text:style-name="T4"> </text:span><text:span text:style-name="T3">- Enables you to switch between different composer repositories.</text:span></text:p>
        </text:list-item>
        <text:list-item>
          <text:p text:style-name="P12"><text:a xlink:type="simple" xlink:href="https://github.com/kalessil/production-dependencies-guard" text:style-name="Internet_20_link" text:visited-style-name="Visited_20_Internet_20_Link">Production-Dependencies-Guard</text:a><text:span text:style-name="T4"> </text:span><text:span text:style-name="T3">- Prevents development packages from being added into require and getting into production environment.</text:span></text:p>
        </text:list-item>
        <text:list-item>
          <text:p text:style-name="P12"><text:a xlink:type="simple" xlink:href="https://github.com/mcaskill/composer-plugin-exclude-files" text:style-name="Internet_20_link" text:visited-style-name="Visited_20_Internet_20_Link">Composer-Plugin-Exclude-Files</text:a><text:span text:style-name="T4"> </text:span><text:span text:style-name="T3">- A plugin for excluding files required by packages using the 'files' autoloading mechanism.</text:span></text:p>
        </text:list-item>
        <text:list-item>
          <text:p text:style-name="P24"><text:a xlink:type="simple" xlink:href="https://github.com/civicrm/composer-downloads-plugin" text:style-name="Internet_20_link" text:visited-style-name="Visited_20_Internet_20_Link">Composer-Downloads-Plugin</text:a><text:span text:style-name="T4"> </text:span><text:span text:style-name="T3">- Lightweight mechanism to download external resources (ZIP/TAR files) with only a </text:span><text:span text:style-name="Source_20_Text"><text:span text:style-name="T5">url</text:span></text:span><text:span text:style-name="T3"> and </text:span><text:span text:style-name="Source_20_Text"><text:span text:style-name="T5">path</text:span></text:span><text:span text:style-name="T3">.</text:span></text:p>
        </text:list-item>
        <text:list-item>
          <text:p text:style-name="P12"><text:a xlink:type="simple" xlink:href="https://github.com/ffraenz/private-composer-installer" text:style-name="Internet_20_link" text:visited-style-name="Visited_20_Internet_20_Link"><text:span text:style-name="T4">Private-Composer-Installer</text:span></text:a><text:span text:style-name="T3"> - Install helper outsourcing sensitive keys from the package URL into environment variables.</text:span></text:p>
        </text:list-item>
        <text:list-item>
          <text:p text:style-name="P12"><text:a xlink:type="simple" xlink:href="https://github.com/CycloneDX/cyclonedx-php-composer" text:style-name="Internet_20_link" text:visited-style-name="Visited_20_Internet_20_Link">CycloneDX-PHP-Composer</text:a><text:span text:style-name="T4"> </text:span><text:span text:style-name="T3">- Creates a </text:span><text:a xlink:type="simple" xlink:href="https://cyclonedx.org/" text:style-name="Internet_20_link" text:visited-style-name="Visited_20_Internet_20_Link"><text:span text:style-name="T4">CycloneDX</text:span></text:a><text:span text:style-name="T3"> "Software Bill-of-Materials" (SBOM) for the dependencies of a project. The SBOM enables dependency monitoring and risk analysis by </text:span><text:a xlink:type="simple" xlink:href="https://dependencytrack.org/" text:style-name="Internet_20_link" text:visited-style-name="Visited_20_Internet_20_Link"><text:span text:style-name="T4">OWASP DependencyTrack</text:span></text:a><text:span text:style-name="T3">.</text:span></text:p>
        </text:list-item>
        <text:list-item>
          <text:p text:style-name="P12"><text:a xlink:type="simple" xlink:href="https://github.com/civicrm/composer-compile-plugin" text:style-name="Internet_20_link" text:visited-style-name="Visited_20_Internet_20_Link">Composer-Compile-Plugin</text:a><text:span text:style-name="T4"> </text:span><text:span text:style-name="T3">- Allow PHP libraries to define simple, freeform compilation tasks. Support post-install hooks in any package.</text:span></text:p>
        </text:list-item>
        <text:list-item>
          <text:p text:style-name="P12"><text:a xlink:type="simple" xlink:href="https://github.com/SanderSander/composer-link" text:style-name="Internet_20_link" text:visited-style-name="Visited_20_Internet_20_Link">Composer-Link</text:a><text:span text:style-name="T4"> </text:span><text:span text:style-name="T3">- Adds the ability to link local packages for development.</text:span></text:p>
        </text:list-item>
        <text:list-item>
          <text:p text:style-name="P24"><text:a xlink:type="simple" xlink:href="https://github.com/ramsey/composer-repl" text:style-name="Internet_20_link" text:visited-style-name="Visited_20_Internet_20_Link">Composer-REPL</text:a><text:span text:style-name="T4"> </text:span><text:span text:style-name="T3">- The plugin provides the </text:span><text:span text:style-name="Source_20_Text"><text:span text:style-name="T5">composer repl</text:span></text:span><text:span text:style-name="T3"> command, which gives you a PHP language shell (read-eval-print loop).</text:span></text:p>
        </text:list-item>
        <text:list-item>
          <text:p text:style-name="P24"><text:a xlink:type="simple" xlink:href="https://github.com/IonBazan/composer-diff" text:style-name="Internet_20_link" text:visited-style-name="Visited_20_Internet_20_Link">Composer-Diff</text:a><text:span text:style-name="T4"> </text:span><text:span text:style-name="T3">- Compares </text:span><text:span text:style-name="Source_20_Text"><text:span text:style-name="T5">composer.lock</text:span></text:span><text:span text:style-name="T3"> changes and generates a Markdown report for usage in a pull request description.</text:span></text:p>
        </text:list-item>
        <text:list-item>
          <text:p text:style-name="P12"><text:a xlink:type="simple" xlink:href="https://github.com/isaaceindhoven/composer-velocita" text:style-name="Internet_20_link" text:visited-style-name="Visited_20_Internet_20_Link">Composer-Velocita</text:a><text:span text:style-name="T4"> </text:span><text:span text:style-name="T3">- Fast and reliable Composer package downloads using </text:span><text:a xlink:type="simple" xlink:href="https://github.com/isaaceindhoven/velocita-proxy" text:style-name="Internet_20_link" text:visited-style-name="Visited_20_Internet_20_Link"><text:span text:style-name="T4">Velocita</text:span></text:a><text:span text:style-name="T3">: a caching reverse proxy that does not require you to modify your projects.</text:span></text:p>
        </text:list-item>
      </text:list>
      <text:p text:style-name="P21"/>
      <text:h text:style-name="P1" text:outline-level="2"><text:span text:style-name="Strong_20_Emphasis"><text:span text:style-name="T2">Tools</text:span></text:span></text:h>
      <text:list xml:id="list1570216593" text:style-name="L3">
        <text:list-item>
          <text:p text:style-name="P13"><text:a xlink:type="simple" xlink:href="https://semver.mwl.be/" text:style-name="Internet_20_link" text:visited-style-name="Visited_20_Internet_20_Link">Composer SemVer Checker</text:a><text:span text:style-name="T4"> </text:span><text:span text:style-name="T3">- Enables you identify constraint to version resolution issues, by doing a semantic version check for Packagist hosted packages.</text:span></text:p>
        </text:list-item>
        <text:list-item>
          <text:p text:style-name="P25"><text:a xlink:type="simple" xlink:href="https://github.com/igorw/composer-yaml" text:style-name="Internet_20_link" text:visited-style-name="Visited_20_Internet_20_Link">Composer-Yaml</text:a><text:span text:style-name="T4"> </text:span><text:span text:style-name="T3">- This tool converts </text:span><text:span text:style-name="Source_20_Text"><text:span text:style-name="T5">composer.yml</text:span></text:span><text:span text:style-name="T3"> to </text:span><text:span text:style-name="Source_20_Text"><text:span text:style-name="T5">composer.json</text:span></text:span><text:span text:style-name="T3">.</text:span></text:p>
        </text:list-item>
        <text:list-item>
          <text:p text:style-name="P13"><text:soft-page-break/><text:a xlink:type="simple" xlink:href="https://github.com/franzliedke/studio" text:style-name="Internet_20_link" text:visited-style-name="Visited_20_Internet_20_Link"><text:span text:style-name="T4">Studio</text:span></text:a><text:span text:style-name="T3"> - A workbench for developing Composer packages. Its an alternative to editing dependencies in the vendor folder or using </text:span><text:a xlink:type="simple" xlink:href="https://getcomposer.org/doc/05-repositories.md#path" text:style-name="Internet_20_link" text:visited-style-name="Visited_20_Internet_20_Link"><text:span text:style-name="T4">PathRepositories</text:span></text:a><text:span text:style-name="T3"> to load a local clone of your dependency into your project.</text:span></text:p>
        </text:list-item>
        <text:list-item>
          <text:p text:style-name="P13"><text:a xlink:type="simple" xlink:href="https://github.com/OctoLinker/OctoLinker" text:style-name="Internet_20_link" text:visited-style-name="Visited_20_Internet_20_Link">OctoLinker Browser Extension</text:a><text:span text:style-name="T4"> </text:span><text:span text:style-name="T3">- Enables you to navigate Composer/NPM dependencies on Github.</text:span></text:p>
        </text:list-item>
        <text:list-item>
          <text:p text:style-name="P13"><text:a xlink:type="simple" xlink:href="https://github.com/maglnet/ComposerRequireChecker" text:style-name="Internet_20_link" text:visited-style-name="Visited_20_Internet_20_Link">ComposerRequireChecker</text:a><text:span text:style-name="T4"> </text:span><text:span text:style-name="T3">- A CLI tool to analyze dependencies and verify that no unknown imported symbols are used in the sources of a package.</text:span></text:p>
        </text:list-item>
        <text:list-item>
          <text:p text:style-name="P13"><text:a xlink:type="simple" xlink:href="https://github.com/composer-unused/composer-unused" text:style-name="Internet_20_link" text:visited-style-name="Visited_20_Internet_20_Link">Composer-Unused</text:a><text:span text:style-name="T4"> </text:span><text:span text:style-name="T3">- A CLI tool, which scans your code and shows unused Composer dependencies.</text:span></text:p>
        </text:list-item>
        <text:list-item>
          <text:p text:style-name="P25"><text:a xlink:type="simple" xlink:href="https://github.com/ergebnis/composer-normalize" text:style-name="Internet_20_link" text:visited-style-name="Visited_20_Internet_20_Link">Composer-Normalize</text:a><text:span text:style-name="T4"> </text:span><text:span text:style-name="T3">- The plugin helps to keep your </text:span><text:span text:style-name="Source_20_Text"><text:span text:style-name="T5">composer.json</text:span></text:span><text:span text:style-name="T3"> file(s) consistent by restructuring and sorting entries (normalizing).</text:span></text:p>
        </text:list-item>
        <text:list-item>
          <text:p text:style-name="P13"><text:a xlink:type="simple" xlink:href="https://github.com/pborreli/composer-service" text:style-name="Internet_20_link" text:visited-style-name="Visited_20_Internet_20_Link"><text:span text:style-name="T4">Composer-Service</text:span></text:a><text:span text:style-name="T3"> - Enables you to run Composer as a service on a remote server.</text:span></text:p>
        </text:list-item>
        <text:list-item>
          <text:p text:style-name="P13"><text:a xlink:type="simple" xlink:href="https://github.com/dereuromark/composer-prefer-lowest" text:style-name="Internet_20_link" text:visited-style-name="Visited_20_Internet_20_Link">Composer PreferLowest Checker</text:a><text:span text:style-name="T4"> </text:span><text:span text:style-name="T3">- Strictly compare the specified minimum versions of your composer.json with the ones actually used by the prefer-lowest composer update command option.</text:span></text:p>
        </text:list-item>
        <text:list-item>
          <text:p text:style-name="P13"><text:a xlink:type="simple" xlink:href="https://github.com/bramus/composer-autocomplete" text:style-name="Internet_20_link" text:visited-style-name="Visited_20_Internet_20_Link">Bramus/Composer-Autocomplete</text:a><text:span text:style-name="T4"> </text:span><text:span text:style-name="T3">- A Bash/Shell autocompletion script for Composer.</text:span></text:p>
        </text:list-item>
        <text:list-item>
          <text:p text:style-name="P13"><text:a xlink:type="simple" xlink:href="https://github.com/composer/xdebug-handler" text:style-name="Internet_20_link" text:visited-style-name="Visited_20_Internet_20_Link">Composer/Xdebug-Handler</text:a><text:span text:style-name="T4"> </text:span><text:span text:style-name="T3">- Helps you to restart a CLI process without loading the xdebug extension.</text:span></text:p>
        </text:list-item>
        <text:list-item>
          <text:p text:style-name="P13"><text:a xlink:type="simple" xlink:href="https://gitlab.com/MattyRad/composer.guru" text:style-name="Internet_20_link" text:visited-style-name="Visited_20_Internet_20_Link">Composer Semver Range Checker</text:a><text:span text:style-name="T4"> </text:span><text:span text:style-name="T3">- A tool to help check the satisfiable ranges of a composer constraint.</text:span></text:p>
        </text:list-item>
      </text:list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h text:style-name="P1" text:outline-level="2"><text:soft-page-break/><text:span text:style-name="Strong_20_Emphasis"><text:span text:style-name="T2">Tutorials</text:span></text:span></text:h>
      <text:list xml:id="list3936741887" text:style-name="L4">
        <text:list-item>
          <text:p text:style-name="P14"><text:a xlink:type="simple" xlink:href="https://scotch.io/tutorials/a-beginners-guide-to-composer" text:style-name="Internet_20_link" text:visited-style-name="Visited_20_Internet_20_Link">A beginners guide to Composer</text:a><text:span text:style-name="T4"> </text:span></text:p>
        </text:list-item>
        <text:list-item>
          <text:p text:style-name="P14"><text:a xlink:type="simple" xlink:href="https://www.dev-metal.com/composer-tutorial/" text:style-name="Internet_20_link" text:visited-style-name="Visited_20_Internet_20_Link">A short &amp; simple Composer tutorial</text:a><text:span text:style-name="T4"> </text:span></text:p>
        </text:list-item>
        <text:list-item>
          <text:p text:style-name="P14"><text:a xlink:type="simple" xlink:href="https://code.tutsplus.com/tutorials/easy-package-management-with-composer--net-25530" text:style-name="Internet_20_link" text:visited-style-name="Visited_20_Internet_20_Link">Easy package management with Composer</text:a><text:span text:style-name="T4"> </text:span></text:p>
        </text:list-item>
        <text:list-item>
          <text:p text:style-name="P14"><text:a xlink:type="simple" xlink:href="https://www.sitepoint.com/re-introducing-composer/" text:style-name="Internet_20_link" text:visited-style-name="Visited_20_Internet_20_Link">PHP Dependency Management with Composer</text:a><text:span text:style-name="T4"> </text:span></text:p>
        </text:list-item>
        <text:list-item>
          <text:p text:style-name="P14"><text:a xlink:type="simple" xlink:href="https://daylerees.com/composer-primer/" text:style-name="Internet_20_link" text:visited-style-name="Visited_20_Internet_20_Link">Composer Primer</text:a><text:span text:style-name="T4"> </text:span></text:p>
        </text:list-item>
        <text:list-item>
          <text:p text:style-name="P14"><text:a xlink:type="simple" xlink:href="https://alanstorm.com/php_composer_magento_tutorial/" text:style-name="Internet_20_link" text:visited-style-name="Visited_20_Internet_20_Link">PHP Composer Magento Tutorial by Alan Storm</text:a><text:span text:style-name="T4"> </text:span></text:p>
        </text:list-item>
        <text:list-item>
          <text:p text:style-name="P14"><text:a xlink:type="simple" xlink:href="https://hub.packtpub.com/creating-and-using-composer-packages/" text:style-name="Internet_20_link" text:visited-style-name="Visited_20_Internet_20_Link">Creating and Using Composer Packages</text:a><text:span text:style-name="T4"> </text:span></text:p>
        </text:list-item>
      </text:list>
      <text:h text:style-name="P1" text:outline-level="2"><text:span text:style-name="Strong_20_Emphasis"><text:span text:style-name="T2">Videos</text:span></text:span></text:h>
      <text:list xml:id="list1558322746" text:style-name="L5">
        <text:list-item>
          <text:p text:style-name="P15"><text:a xlink:type="simple" xlink:href="https://www.youtube.com/watch?v=eQkFjMfyqFY" text:style-name="Internet_20_link" text:visited-style-name="Visited_20_Internet_20_Link">Composer Best Practices 2018 - Nils Adermann @ scotphp18</text:a><text:span text:style-name="T4"> </text:span></text:p>
        </text:list-item>
        <text:list-item>
          <text:p text:style-name="P15"><text:a xlink:type="simple" xlink:href="https://www.youtube.com/watch?v=EpvihKaQyLs" text:style-name="Internet_20_link" text:visited-style-name="Visited_20_Internet_20_Link">Composer Best Practices 2018 - Nils Adermann @ phpday 2018</text:a><text:span text:style-name="T4"> </text:span></text:p>
        </text:list-item>
        <text:list-item>
          <text:p text:style-name="P15"><text:a xlink:type="simple" xlink:href="https://www.youtube.com/watch?v=QL6w8H2eHQE" text:style-name="Internet_20_link" text:visited-style-name="Visited_20_Internet_20_Link">Managing dependencies is more than running "composer update" - Nils Adermann @ phpsrb17</text:a><text:span text:style-name="T4"> </text:span></text:p>
        </text:list-item>
        <text:list-item>
          <text:p text:style-name="P15"><text:a xlink:type="simple" xlink:href="https://www.youtube.com/watch?v=uNlYpSTiAcA" text:style-name="Internet_20_link" text:visited-style-name="Visited_20_Internet_20_Link">Composer Best Practices — Jordi Boggiano @ php[tek] 2015</text:a><text:span text:style-name="T4"> </text:span></text:p>
        </text:list-item>
        <text:list-item>
          <text:p text:style-name="P15"><text:a xlink:type="simple" xlink:href="https://symfonycasts.com/screencast/composer" text:style-name="Internet_20_link" text:visited-style-name="Visited_20_Internet_20_Link">Wonderful World of Composer</text:a><text:span text:style-name="T4"> </text:span></text:p>
        </text:list-item>
        <text:list-item>
          <text:p text:style-name="P15"><text:a xlink:type="simple" xlink:href="https://www.youtube.com/watch?v=Ejr4Xqs9V2I" text:style-name="Internet_20_link" text:visited-style-name="Visited_20_Internet_20_Link">PHP Composer Quickstart</text:a><text:span text:style-name="T4"> </text:span></text:p>
        </text:list-item>
        <text:list-item>
          <text:p text:style-name="P15"><text:a xlink:type="simple" xlink:href="https://www.youtube.com/watch?v=C2jfLM-Egvg" text:style-name="Internet_20_link" text:visited-style-name="Visited_20_Internet_20_Link">How Composer helped shape the new way of writing PHP - NilsAdermann @ Drupal Camp Frankfurt</text:a><text:span text:style-name="T4"> </text:span></text:p>
        </text:list-item>
        <text:list-item>
          <text:p text:style-name="P15"><text:a xlink:type="simple" xlink:href="https://www.youtube.com/watch?v=P4Qnp90TG0g" text:style-name="Internet_20_link" text:visited-style-name="Visited_20_Internet_20_Link">Composer Package Management - Nils Adermann @ T3CON12DE</text:a><text:span text:style-name="T4"> </text:span></text:p>
        </text:list-item>
        <text:list-item>
          <text:p text:style-name="P15"><text:a xlink:type="simple" xlink:href="https://www.youtube.com/watch?v=BAgwWhRo82w" text:style-name="Internet_20_link" text:visited-style-name="Visited_20_Internet_20_Link">Composer 2 - Jordi Boggiano @ Symfony UK usergroup 2020</text:a><text:span text:style-name="T4"> </text:span></text:p>
        </text:list-item>
        <text:list-item>
          <text:p text:style-name="P15"><text:a xlink:type="simple" xlink:href="https://www.youtube.com/watch?v=pjvbn6TBZqM" text:style-name="Internet_20_link" text:visited-style-name="Visited_20_Internet_20_Link">Lessons learned building the Composer internals - Jordi Boggiano @CODEiD Odessa PHP Conference 2017</text:a><text:span text:style-name="T4"> </text:span></text:p>
        </text:list-item>
      </text:list>
      <text:p text:style-name="P22"/>
      <text:p text:style-name="P22"/>
      <text:p text:style-name="P22"/>
      <text:h text:style-name="P9" text:outline-level="2"><text:soft-page-break/><text:span text:style-name="T6">Composer Repositories</text:span></text:h>
      <text:h text:style-name="P6" text:outline-level="3"><text:span text:style-name="Strong_20_Emphasis"><text:span text:style-name="T2">Registry Manager</text:span></text:span></text:h>
      <text:list xml:id="list366837322" text:style-name="L6">
        <text:list-item>
          <text:p text:style-name="P16"><text:a xlink:type="simple" xlink:href="https://github.com/slince/composer-registry-manager" text:style-name="Internet_20_link" text:visited-style-name="Visited_20_Internet_20_Link">https://github.com/slince/composer-registry-manager</text:a><text:span text:style-name="T4"> </text:span><text:span text:style-name="T3">- The plugin helps you to switch between different composer repositories.</text:span></text:p>
        </text:list-item>
      </text:list>
      <text:h text:style-name="P3" text:outline-level="3"><text:bookmark text:name="user-content-private-repositories"/>Private repositories</text:h>
      <text:list xml:id="list1959487944" text:style-name="L7">
        <text:list-item>
          <text:p text:style-name="P17"><text:a xlink:type="simple" xlink:href="https://github.com/fxpio/tug" text:style-name="Internet_20_link" text:visited-style-name="Visited_20_Internet_20_Link">fxpio/tug</text:a><text:span text:style-name="T4"> </text:span><text:span text:style-name="T3">- Enables you to host a private Composer registry on AWS Serverless serving your private PHP packages, which are hosted on Github or Gitlab services.</text:span></text:p>
        </text:list-item>
      </text:list>
      <text:h text:style-name="P3" text:outline-level="3"><text:bookmark text:name="user-content-private-packagist"/>Private Packagist</text:h>
      <text:list xml:id="list4289553462" text:style-name="L8">
        <text:list-item>
          <text:p text:style-name="P18"><text:a xlink:type="simple" xlink:href="https://packagist.com/" text:style-name="Internet_20_link" text:visited-style-name="Visited_20_Internet_20_Link">Private Packagist Cloud</text:a><text:span text:style-name="T4"> </text:span><text:span text:style-name="T3">- A Composer Repository as a Service for private packages and to mirror packages from other repositories.</text:span></text:p>
        </text:list-item>
        <text:list-item>
          <text:p text:style-name="P18"><text:a xlink:type="simple" xlink:href="https://packagist.com/" text:style-name="Internet_20_link" text:visited-style-name="Visited_20_Internet_20_Link">Private Packagist Enterprise</text:a><text:span text:style-name="T4"> </text:span><text:span text:style-name="T3">- On-premise self-hosted version of Private Packagist.</text:span></text:p>
        </text:list-item>
        <text:list-item>
          <text:p text:style-name="P18"><text:a xlink:type="simple" xlink:href="https://github.com/packagist/private-packagist-api-client" text:style-name="Internet_20_link" text:visited-style-name="Visited_20_Internet_20_Link">Private Packagist API Client</text:a><text:span text:style-name="T4"> </text:span><text:span text:style-name="T3">- A PHP client for the Private Packagist API. The client handles authentication, signature generation and access to all endpoints.</text:span></text:p>
        </text:list-item>
      </text:list>
      <text:h text:style-name="P3" text:outline-level="3"><text:bookmark text:name="user-content-repman"/>Repman</text:h>
      <text:list xml:id="list2425408480" text:style-name="L9">
        <text:list-item>
          <text:p text:style-name="P19"><text:a xlink:type="simple" xlink:href="https://repman.io/" text:style-name="Internet_20_link" text:visited-style-name="Visited_20_Internet_20_Link">repman.io</text:a><text:span text:style-name="T4"> </text:span><text:span text:style-name="T3">&amp; </text:span><text:a xlink:type="simple" xlink:href="https://github.com/repman-io/repman" text:style-name="Internet_20_link" text:visited-style-name="Visited_20_Internet_20_Link">repman-io/repman</text:a><text:span text:style-name="T4"> </text:span><text:span text:style-name="T3">- A Private PHP Package Repository Manager &amp; Packagist Proxy.</text:span></text:p>
        </text:list-item>
        <text:list-item>
          <text:p text:style-name="P26"><text:a xlink:type="simple" xlink:href="https://github.com/repman-io/composer-plugin" text:style-name="Internet_20_link" text:visited-style-name="Visited_20_Internet_20_Link">repman-io/composer-plugin</text:a><text:span text:style-name="T4"> </text:span><text:span text:style-name="T3">- This plugin enables downloading via Repman by adding a distribution mirror URL for all your dependencies (without need to update the </text:span><text:span text:style-name="Source_20_Text"><text:span text:style-name="T5">composer.lock </text:span></text:span><text:span text:style-name="T3">file).</text:span></text:p>
        </text:list-item>
      </text:list>
      <text:p text:style-name="P4"><text:bookmark text:name="user-content-packagist-compatible-repositories"/><text:line-break/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h text:style-name="P2" text:outline-level="2"><text:soft-page-break/><text:span text:style-name="Strong_20_Emphasis"><text:span text:style-name="T2">Packagist-compatible repositories</text:span></text:span></text:h>
      <text:list xml:id="list1137936886" text:style-name="L10">
        <text:list-item>
          <text:p text:style-name="P20"><text:a xlink:type="simple" xlink:href="https://wpackagist.org/" text:style-name="Internet_20_link" text:visited-style-name="Visited_20_Internet_20_Link">WordPress Packagist</text:a><text:span text:style-name="T4"> </text:span><text:span text:style-name="T3">- Mirrors the WordPress plugin and theme directories as a Composer repository.</text:span></text:p>
        </text:list-item>
        <text:list-item>
          <text:p text:style-name="P20"><text:a xlink:type="simple" xlink:href="https://asset-packagist.org/" text:style-name="Internet_20_link" text:visited-style-name="Visited_20_Internet_20_Link">Asset Packagist</text:a><text:span text:style-name="T4"> </text:span><text:span text:style-name="T3">- Enables installation of Bower and NPM packages as native Composer packages.</text:span></text:p>
        </text:list-item>
        <text:list-item>
          <text:p text:style-name="P20"><text:a xlink:type="simple" xlink:href="https://packages.firegento.com/" text:style-name="Internet_20_link" text:visited-style-name="Visited_20_Internet_20_Link">Firegento</text:a><text:span text:style-name="T4"> </text:span><text:span text:style-name="T3">- A Composer Repository providing Magento Modules.</text:span></text:p>
        </text:list-item>
        <text:list-item>
          <text:p text:style-name="P20"><text:a xlink:type="simple" xlink:href="https://www.drupal.org/node/2822344" text:style-name="Internet_20_link" text:visited-style-name="Visited_20_Internet_20_Link">Drupal Packagist</text:a><text:span text:style-name="T4"> </text:span><text:span text:style-name="T3">- Composer repositories for Drupal 7 and 8 core, modules, and themes.</text:span></text:p>
        </text:list-item>
        <text:list-item>
          <text:p text:style-name="P20"><text:a xlink:type="simple" xlink:href="https://github.com/lukaszlach/satis-server" text:style-name="Internet_20_link" text:visited-style-name="Visited_20_Internet_20_Link">Satis Server</text:a><text:span text:style-name="T4"> </text:span><text:span text:style-name="T3">- This docker container provides a Satis Server and enables you to run a private, self-hosted Composer repository with support for Git, Mercurial, and Subversion, HTTP API, HTTPs support, webhook handler and scheduled builds.</text:span></text:p>
        </text:list-item>
        <text:list-item>
          <text:p text:style-name="P20"><text:a xlink:type="simple" xlink:href="https://cloudsmith.com/" text:style-name="Internet_20_link" text:visited-style-name="Visited_20_Internet_20_Link">Cloudsmith</text:a><text:span text:style-name="T4"> </text:span><text:span text:style-name="T3">- A fully managed package management SaaS with PHP/Composer support (and many others).</text:span></text:p>
        </text:list-item>
        <text:list-item>
          <text:p text:style-name="P20"><text:a xlink:type="simple" xlink:href="https://github.com/Rarst/release-belt" text:style-name="Internet_20_link" text:visited-style-name="Visited_20_Internet_20_Link">Release Belt</text:a><text:span text:style-name="T4"> </text:span><text:span text:style-name="T3">- Self–hosted Composer repository implementation to quickly integrate ZIP files of third party non–Composer releases.</text:span></text:p>
        </text:list-item>
        <text:list-item>
          <text:p text:style-name="P20"><text:a xlink:type="simple" xlink:href="https://github.com/vtsykun/packeton" text:style-name="Internet_20_link" text:visited-style-name="Visited_20_Internet_20_Link">Packeton</text:a><text:span text:style-name="T4"> </text:span><text:span text:style-name="T3">- Private self-hosted Composer repository for vendors. Fork of packagist with adding support for authorization, customer users, groups, webhooks.</text:span></text:p>
        </text:list-item>
      </text:list>
      <text:p text:style-name="P4"><text:span text:style-name="Strong_20_Emphasis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4T10:36:08.883132151</meta:creation-date>
    <dc:date>2023-08-28T09:30:23.373910115</dc:date>
    <meta:editing-duration>PT22M10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8" meta:paragraph-count="120" meta:word-count="1647" meta:character-count="11136" meta:non-whitespace-character-count="9692"/>
  </office:meta>
</office:document-meta>
</file>